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language="el" fo:country="GR" fo:font-weight="bold" officeooo:rsid="0012f7d6" officeooo:paragraph-rsid="0012f7d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language="el" fo:country="GR" fo:font-weight="bold" officeooo:rsid="0012f7d6" officeooo:paragraph-rsid="0012f7d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language="el" fo:country="GR" fo:font-weight="bold" officeooo:rsid="0012f7d6" officeooo:paragraph-rsid="0012f7d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language="el" fo:country="GR" fo:font-weight="normal" officeooo:rsid="0012f7d6" officeooo:paragraph-rsid="0012f7d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fo:language="el" fo:country="GR" fo:font-weight="normal" officeooo:rsid="00149077" officeooo:paragraph-rsid="0014907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fo:language="en" fo:country="US" fo:font-weight="bold" officeooo:rsid="0012f7d6" officeooo:paragraph-rsid="0012f7d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0pt" fo:language="el" fo:country="GR" fo:font-weight="bold" officeooo:rsid="0012f7d6" officeooo:paragraph-rsid="0012f7d6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4pt" fo:language="en" fo:country="US" fo:font-weight="normal" officeooo:rsid="0012f7d6" officeooo:paragraph-rsid="0012f7d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4pt" fo:language="en" fo:country="US" fo:font-weight="normal" officeooo:rsid="0012f7d6" officeooo:paragraph-rsid="0017e0fe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4pt" fo:language="en" fo:country="US" fo:font-weight="normal" officeooo:rsid="00149077" officeooo:paragraph-rsid="0014907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4pt" fo:language="en" fo:country="US" fo:font-weight="bold" officeooo:rsid="001c3d42" officeooo:paragraph-rsid="001c3d42" style:font-size-asian="12.25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6abf"/>
    </style:style>
    <style:style style:name="T3" style:family="text">
      <style:text-properties fo:language="en" fo:country="US" officeooo:rsid="001c3d42"/>
    </style:style>
    <style:style style:name="T4" style:family="text">
      <style:text-properties officeooo:rsid="0016398f"/>
    </style:style>
    <style:style style:name="T5" style:family="text">
      <style:text-properties officeooo:rsid="0017e0fe"/>
    </style:style>
    <style:style style:name="T6" style:family="text">
      <style:text-properties officeooo:rsid="001ab908"/>
    </style:style>
    <style:style style:name="T7" style:family="text">
      <style:text-properties officeooo:rsid="001b263e"/>
    </style:style>
    <style:style style:name="T8" style:family="text">
      <style:text-properties officeooo:rsid="001c3d42"/>
    </style:style>
    <style:style style:name="T9" style:family="text">
      <style:text-properties fo:color="#2a6099" loext:opacity="100%"/>
    </style:style>
    <style:style style:name="T10" style:family="text">
      <style:text-properties fo:color="#00a933" loext:opacity="100%"/>
    </style:style>
    <style:style style:name="T11" style:family="text">
      <style:text-properties fo:color="#ff0000" loext:opacity="100%"/>
    </style:style>
    <style:style style:name="T12" style:family="text">
      <style:text-properties style:use-window-font-color="true" loext:opacity="0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Έγχρωμο Τριγωνικό <text:span text:style-name="T1">Matrix Barcode (Trigonix)</text:span></text:p>
      <text:p text:style-name="P1"/>
      <text:p text:style-name="P3"/>
      <text:p text:style-name="P2">Μετατροπή ενός <text:span text:style-name="T1">ASCII 7-bit </text:span>χαρακτήρα σε στοιχείο του <text:span text:style-name="T1">Trigonix</text:span></text:p>
      <text:p text:style-name="P6"/>
      <text:p text:style-name="P4">Κάθε χαρακτήρας <text:span text:style-name="T1">ASCII </text:span>αντιστοιχεί σε έναν μοναδικό φυσικό αριθμό από το 0 έως το 127. Σε δυαδική μορφή αυτό αποτελεί έναν αριθμό 7-<text:span text:style-name="T1">bit. </text:span>Εφόσον υπάρχουν διαθέσιμα τρία διαφορετικά χρώματα (κόκκινο, πράσινο και μπλε) για το μοναδικό χρωματισμό ενός στοιχείου στον κώδικα <text:span text:style-name="T1">Trigonix, </text:span>χωρίζουμε τον δυαδικό αριθμό σε τρία μέρη για το κάθε χρώμα.</text:p>
      <text:p text:style-name="P4">Σύμφωνα με την<text:span text:style-name="T1"> 8-bit </text:span>μέθοδο των 256 χρωμάτων, το χρώμα μπλε αντιστοιχεί στα δύο τελευταία <text:span text:style-name="T1">bit (bit 0 </text:span>και 1), το πράσινο στα <text:span text:style-name="T1">bit 2, 3 </text:span>και 4 και το κόκκινο στα 5, <text:s/>6 και 7. Στην περίπτωση των <text:span text:style-name="T1">7-bit ASCII </text:span>χαρακτήρων, το <text:span text:style-name="T1">MSB </text:span>(<text:span text:style-name="T1">Most Significant Bit) </text:span>είναι το <text:span text:style-name="T1">bit </text:span><text:span text:style-name="T2">6</text:span> άρα θα χρησιμοποιηθούν μόνο 2 <text:span text:style-name="T1">bit </text:span>για την απόδοση του κόκκινου χρώματος. Η διαδικασία αυτή δημιουργεί τον παρακάτω πίνακα:</text:p>
      <text:p text:style-name="P4"/>
      <text:p text:style-name="P4"/>
      <text:p text:style-name="P8">Bit<text:tab/><text:tab/>7<text:tab/>6<text:tab/>5<text:tab/>4<text:tab/>3<text:tab/>2<text:tab/>1<text:tab/>0</text:p>
      <text:p text:style-name="P9">Data<text:tab/><text:tab/>-<text:tab/>R<text:tab/>R<text:tab/>G<text:tab/>G<text:tab/>G<text:tab/>B<text:tab/>B<text:tab/></text:p>
      <text:p text:style-name="P9"><text:span text:style-name="T5">(R = red, G = green, B = blue)</text:span></text:p>
      <text:p text:style-name="P10"/>
      <text:p text:style-name="P5">Εφόσον έχουμε αναθέσει <text:span text:style-name="T1">2 bit, </text:span>3 <text:span text:style-name="T1">bit </text:span>και 2 <text:span text:style-name="T1">bit </text:span>στο κόκκινο, πράσινο και μπλε, δημιουργούμε 4, 8 και 4 κανάλια έντασης κάθε χρώματος. Το κάθε χρώμα περιγράφεται στη <text:span text:style-name="T1">Unity </text:span>με ένα<text:span text:style-name="T6">ν</text:span> <text:span text:style-name="T1">float </text:span>(δεκαδικό) αριθμό από 0 έως <text:span text:style-name="T6">και </text:span>1. Χρησιμοποιώντας 2 <text:span text:style-name="T1">bit </text:span>για το μπλε μπορούμε να περιγράψουμε 4 διαφορετικές καταστάσεις για το χρώμα αυτό (00, 01, 10, 11) τα οποία θα αντιστοιχίσουμε στις <text:span text:style-name="T1">float </text:span>τιμές 0, 0.33, 0.66 <text:span text:style-name="T4">και 1. </text:span><text:span text:style-name="T7">Οι ίδιες τιμές θα χρησιμοποιηθούν και για το κόκκινο, ενώ για το πράσινο οι τιμές θα είναι κατά προσέγγιση 0, 0.14, 0.28, 0.43, 0.57, 0.71, 0.86 και 1. </text:span></text:p>
      <text:p text:style-name="P5"><text:span text:style-name="T1"/></text:p>
      <text:p text:style-name="P5"><text:span text:style-name="T8">Μέσω μια απλής εντολής στη</text:span> <text:span text:style-name="T1">Unity,</text:span> <text:span text:style-name="T8">γίνεται η μετατροπή από τον χαρακτήρα</text:span><text:span text:style-name="T3"> ASCII</text:span><text:span text:style-name="T8"> στη μοναδική φυσική τιμή του.</text:span> <text:span text:style-name="T8">Στη συνέχεια, </text:span>είναι εφικτός ο υπολογισμός των τιμών των <text:span text:style-name="T1">bit </text:span>που μας ενδιαφέρουν. </text:p>
      <text:p text:style-name="P5"/>
      <text:p text:style-name="P5">Για παράδειγμα:</text:p>
      <text:p text:style-name="P5"/>
      <text:p text:style-name="P5">Έστω ότι θέλουμε να κωδικοποιήσουμε τον χαρακτήρα <text:span text:style-name="T1">“z”. </text:span>Ο μοναδικός φυσικός αριθμός που αντιστοιχεί στο χαρακτήρα αυτό είναι ο 122 ή αλλιώς 1111010. <text:span text:style-name="T8">Υπολογίζοντας το υπόλοιπο της ακέραιας διαίρεσης με το 4, παίρνουμε την τιμή 2 ή δυαδικά 10 που είναι το μέρος του αριθμού που αντιστοιχεί στο μπλε. Αντίστοιχα υπολογίζονται και τα υπόλοιπα χρώματα:</text:span></text:p>
      <text:p text:style-name="P5"/>
      <text:p text:style-name="P11"><text:soft-page-break/><text:span text:style-name="T11">1 1</text:span> <text:span text:style-name="T10">1 1 0</text:span> <text:span text:style-name="T9">1 0 </text:span><text:span text:style-name="T12">= 122</text:span></text:p>
      <text:p text:style-name="P11"><text:span text:style-name="T12"/></text:p>
      <text:p text:style-name="P11"><text:span text:style-name="T12">Blue → 122 mod 4 = 2 → blue color = 0.6667</text:span></text:p>
      <text:p text:style-name="P11"><text:span text:style-name="T12"/></text:p>
      <text:p text:style-name="P11"><text:span text:style-name="T12">Green → 122 mod 32 div 4 = 26 div 4 = 6 → green color = 0.857</text:span></text:p>
      <text:p text:style-name="P11"><text:span text:style-name="T12"/></text:p>
      <text:p text:style-name="P11"><text:span text:style-name="T12">Red → 122 mod 128 div 32 = 122 div 32 = 3 → red color = 1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30T14:43:27.266000000</meta:creation-date>
    <dc:date>2023-04-30T16:29:19.764000000</dc:date>
    <meta:editing-duration>PT1H45M50S</meta:editing-duration>
    <meta:editing-cycles>9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15" meta:word-count="409" meta:character-count="2182" meta:non-whitespace-character-count="1782"/>
  </office:meta>
</office:document-meta>
</file>